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1313D6662E86ECF5.png" manifest:media-type="image/png"/>
  <manifest:file-entry manifest:full-path="Pictures/100005810000031A0000031A90A9BB170713D465.svg" manifest:media-type="image/svg+xml"/>
  <manifest:file-entry manifest:full-path="Pictures/100000010000001E0000001E2E7CCD034C8CB872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38e34"/>
    </style:style>
    <style:style style:name="P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7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9" style:family="paragraph" style:parent-style-name="Standard">
      <style:text-properties officeooo:paragraph-rsid="0b0ddd8e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text-properties officeooo:rsid="0dde9a1c" officeooo:paragraph-rsid="0dde9a1c"/>
    </style:style>
    <style:style style:name="P47" style:family="paragraph" style:parent-style-name="Standard">
      <style:text-properties officeooo:rsid="0dde9a1c" officeooo:paragraph-rsid="0f4adb30"/>
    </style:style>
    <style:style style:name="P48" style:family="paragraph" style:parent-style-name="Standard">
      <style:text-properties officeooo:rsid="0dde9a1c" officeooo:paragraph-rsid="0f5bbe35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0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1" style:family="paragraph" style:parent-style-name="Standard">
      <style:text-properties officeooo:rsid="0dde9a1c" officeooo:paragraph-rsid="10022dc7"/>
    </style:style>
    <style:style style:name="P52" style:family="paragraph" style:parent-style-name="Standard">
      <style:text-properties officeooo:paragraph-rsid="0f3d081d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paragraph-properties fo:text-align="center" style:justify-single-word="false"/>
      <style:text-properties officeooo:paragraph-rsid="0cc50ec9"/>
    </style:style>
    <style:style style:name="P57" style:family="paragraph" style:parent-style-name="Standard">
      <style:paragraph-properties fo:text-align="center" style:justify-single-word="false"/>
      <style:text-properties officeooo:paragraph-rsid="0f6ac771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daa4aef"/>
    </style:style>
    <style:style style:name="P61" style:family="paragraph" style:parent-style-name="Standard">
      <style:paragraph-properties fo:text-align="center" style:justify-single-word="false"/>
      <style:text-properties officeooo:paragraph-rsid="0eb4913f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text-properties officeooo:paragraph-rsid="0faa7fc1"/>
    </style:style>
    <style:style style:name="P67" style:family="paragraph" style:parent-style-name="Footnote">
      <style:text-properties officeooo:paragraph-rsid="0fb1c99e"/>
    </style:style>
    <style:style style:name="P68" style:family="paragraph" style:parent-style-name="Standard">
      <style:text-properties officeooo:paragraph-rsid="0fb43033"/>
    </style:style>
    <style:style style:name="P69" style:family="paragraph" style:parent-style-name="Standard">
      <style:text-properties officeooo:paragraph-rsid="0fb7f9a9"/>
    </style:style>
    <style:style style:name="P70" style:family="paragraph" style:parent-style-name="Standard">
      <style:text-properties officeooo:paragraph-rsid="0fc6bee0"/>
    </style:style>
    <style:style style:name="P71" style:family="paragraph" style:parent-style-name="Standard">
      <style:text-properties officeooo:paragraph-rsid="0fd6edde"/>
    </style:style>
    <style:style style:name="P72" style:family="paragraph" style:parent-style-name="Footnote">
      <style:text-properties officeooo:paragraph-rsid="0fe5d76c"/>
    </style:style>
    <style:style style:name="P73" style:family="paragraph" style:parent-style-name="Footnote">
      <style:text-properties officeooo:paragraph-rsid="0fec2fd1"/>
    </style:style>
    <style:style style:name="P74" style:family="paragraph" style:parent-style-name="Footnote">
      <style:text-properties officeooo:paragraph-rsid="0fed6741" fo:background-color="transparent"/>
    </style:style>
    <style:style style:name="P75" style:family="paragraph" style:parent-style-name="Standard">
      <style:text-properties officeooo:paragraph-rsid="0feebff8"/>
    </style:style>
    <style:style style:name="P76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7" style:family="paragraph" style:parent-style-name="Standard">
      <style:text-properties officeooo:paragraph-rsid="0ff7c12b"/>
    </style:style>
    <style:style style:name="P78" style:family="paragraph" style:parent-style-name="Footnote">
      <style:text-properties officeooo:paragraph-rsid="0ffc13d1"/>
    </style:style>
    <style:style style:name="P79" style:family="paragraph" style:parent-style-name="Standard">
      <style:text-properties officeooo:paragraph-rsid="1000ee45"/>
    </style:style>
    <style:style style:name="P80" style:family="paragraph" style:parent-style-name="Standard">
      <style:text-properties officeooo:paragraph-rsid="0ff4e587"/>
    </style:style>
    <style:style style:name="P8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9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2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39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076899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5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4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5" style:family="text">
      <style:text-properties fo:language="en" fo:country="GB"/>
    </style:style>
    <style:style style:name="T20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7" style:family="text">
      <style:text-properties fo:language="en" fo:country="GB" officeooo:rsid="0f28d107"/>
    </style:style>
    <style:style style:name="T208" style:family="text">
      <style:text-properties fo:language="en" fo:country="GB" officeooo:rsid="0fed6741"/>
    </style:style>
    <style:style style:name="T209" style:family="text">
      <style:text-properties fo:language="en" fo:country="GB" officeooo:rsid="0ff024dc"/>
    </style:style>
    <style:style style:name="T210" style:family="text">
      <style:text-properties officeooo:rsid="0fad59bb"/>
    </style:style>
    <style:style style:name="T211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12" style:family="text">
      <style:text-properties style:text-underline-style="solid" style:text-underline-width="auto" style:text-underline-color="font-color" officeooo:rsid="0ff4a399"/>
    </style:style>
    <style:style style:name="T213" style:family="text">
      <style:text-properties officeooo:rsid="0ffa97b0"/>
    </style:style>
    <style:style style:name="T21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c232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7a57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1"><text:span text:style-name="Strong_20_Emphasis"><text:span text:style-name="T95">Checklist for installing </text:span></text:span><text:span text:style-name="Strong_20_Emphasis"><text:span text:style-name="T95"><text:user-field-get text:name="Distro">Ubuntu</text:user-field-get></text:span></text:span><text:span text:style-name="Strong_20_Emphasis"><text:span text:style-name="T95"><text:s/></text:span></text:span><text:span text:style-name="Strong_20_Emphasis"><text:span text:style-name="T96"><text:user-field-get text:name="Version">22.04</text:user-field-get></text:span></text:span><text:span text:style-name="Strong_20_Emphasis"><text:span text:style-name="T96"><text:s/></text:span></text:span><text:span text:style-name="Strong_20_Emphasis"><text:span text:style-name="T101">LTS</text:span></text:span><text:span text:style-name="Strong_20_Emphasis"><text:span text:style-name="T97"><text:note text:id="ftn1" text:note-class="footnote"><text:note-citation>1</text:note-citation><text:note-body><text:p text:style-name="P78"><text:span text:style-name="T214">LTS stands for Long-Term Support, and this April </text:span><text:span text:style-name="Strong_20_Emphasis"><text:span text:style-name="T223"><text:user-field-get style:data-style-name="N0" text:name="Releaseyear">2022</text:user-field-get></text:span></text:span><text:span text:style-name="T215"><text:s/></text:span><text:span text:style-name="Strong_20_Emphasis"><text:span text:style-name="T219"><text:user-field-get text:name="Distro">Ubuntu</text:user-field-get></text:span></text:span><text:span text:style-name="T216"><text:s/></text:span><text:span text:style-name="T220"><text:user-field-get text:name="Version">22.04</text:user-field-get></text:span><text:span text:style-name="T220"><text:s/></text:span><text:span text:style-name="T221">LTS</text:span><text:span text:style-name="T220"> </text:span><text:span text:style-name="Strong_20_Emphasis"><text:span text:style-name="T222"><text:user-field-get text:name="Edition">Server</text:user-field-get></text:span></text:span><text:span text:style-name="T214"><text:s/>(codename jammy) will be supported for 5 years until April 2027, and with an Ubuntu </text:span><text:span text:style-name="T217">P</text:span><text:span text:style-name="T214">ro subscription (free for personal use) for 1</text:span><text:span text:style-name="T218">0</text:span><text:span text:style-name="T214"> years until April 203</text:span><text:span text:style-name="T218">2</text:span><text:span text:style-name="T214">.</text:span></text:p></text:note-body></text:note></text:span></text:span><text:span text:style-name="Strong_20_Emphasis"><text:span text:style-name="T98"> </text:span></text:span><text:span text:style-name="Strong_20_Emphasis"><text:span text:style-name="T99"><text:user-field-get text:name="Edition">Server</text:user-field-get></text:span></text:span><text:span text:style-name="Strong_20_Emphasis"><text:span text:style-name="T100">.</text:span></text:span></text:p>
      <text:p text:style-name="P13"/>
      <text:p text:style-name="P4"><text:span text:style-name="T111">Fill in the </text:span><text:span text:style-name="Strong_20_Emphasis"><text:span text:style-name="T65"><text:s/></text:span></text:span><text:span text:style-name="Strong_20_Emphasis"><text:span text:style-name="T40">text box</text:span></text:span><text:span text:style-name="T111"> behind the </text:span><text:span text:style-name="T119">underlined</text:span><text:span text:style-name="T112"> </text:span><text:span text:style-name="T111">words, see [explanation]:</text:span></text:p>
      <text:p text:style-name="P6"><text:span text:style-name="Definition"><text:span text:style-name="T206">user</text:span></text:span><text:span text:style-name="T157"><text:tab/><text:tab/></text:span><text:span text:style-name="T167"> <text:tab/><text:tab/><text:tab/> </text:span><text:span text:style-name="T158"><draw:control text:anchor-type="as-char" svg:y="-0.4cm" draw:z-index="16" draw:name="Gebruiker 1" draw:style-name="gr2" draw:text-style-name="P87" svg:width="6.4cm" svg:height="0.6cm" draw:control="control15"><svg:title>Gebruiker</svg:title><svg:desc>Volledige naam, bijv. Jan Stek</svg:desc></draw:control></text:span><text:span text:style-name="T158"><text:s text:c="2"/></text:span><text:span text:style-name="T159">[</text:span><text:span text:style-name="T165">F</text:span><text:span text:style-name="T160">ull </text:span><text:span text:style-name="T168">na</text:span><text:span text:style-name="T170">me,</text:span><text:span text:style-name="T168"> </text:span><text:span text:style-name="T170">e.g.</text:span><text:span text:style-name="T168"> </text:span><text:span text:style-name="T169">J</text:span><text:span text:style-name="T175">ohn Doe</text:span><text:span text:style-name="T174">]</text:span></text:p>
      <text:p text:style-name="P75"><text:span text:style-name="Definition"><text:span text:style-name="T173">USER</text:span></text:span><text:span text:style-name="Definition"><text:span text:style-name="T205">na</text:span></text:span><text:span text:style-name="Definition"><text:span text:style-name="T207">me</text:span></text:span><text:span text:style-name="T172"><text:tab/><text:tab/><text:tab/> </text:span><text:span text:style-name="T172"><draw:control text:anchor-type="as-char" svg:y="-0.4cm" draw:z-index="17" draw:name="Gberuikersnaam 2" draw:style-name="gr2" draw:text-style-name="P87" svg:width="6.4cm" svg:height="0.6cm" draw:control="control16"><svg:title>Gebruikersnaam</svg:title><svg:desc>Korte naam, bijv. jan</svg:desc></draw:control></text:span><text:span text:style-name="T172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6">j</text:span><text:span text:style-name="T108">oh</text:span><text:span text:style-name="T106">n</text:span><text:span text:style-name="T107">]</text:span></text:p>
      <text:p text:style-name="P6"><text:span text:style-name="Definition"><text:span text:style-name="T209">serv</text:span></text:span><text:span text:style-name="Definition"><text:span text:style-name="T205">ERNA</text:span></text:span><text:span text:style-name="Definition"><text:span text:style-name="T207">me</text:span></text:span><text:span text:style-name="T176"><text:tab/> <text:tab/> </text:span><draw:control text:anchor-type="as-char" svg:y="-0.4cm" draw:z-index="18" draw:name="Computernaam 1" draw:style-name="gr2" draw:text-style-name="P87" svg:width="6.4cm" svg:height="0.6cm" draw:control="control17"><svg:title>Computernaam</svg:title><svg:desc>Unieke naam van de computer</svg:desc></draw:control><text:span text:style-name="T205"><text:s text:c="2"/></text:span><text:span text:style-name="T177">[</text:span><text:span text:style-name="T183">N</text:span><text:span text:style-name="T178">a</text:span><text:span text:style-name="T182">me of the</text:span><text:span text:style-name="T178"> </text:span><text:span text:style-name="T184">server</text:span><text:span text:style-name="T179">, </text:span><text:span text:style-name="T182">e.g.</text:span><text:span text:style-name="T180"> </text:span><text:span text:style-name="T184">sv</text:span><text:span text:style-name="T181">02</text:span><text:span text:style-name="T177">]</text:span></text:p>
      <text:p text:style-name="P6"><text:span text:style-name="Definition"><text:span text:style-name="T186">USER</text:span></text:span><text:span text:style-name="T185"><text:tab/><text:tab/></text:span><text:span text:style-name="T167"> <text:tab/><text:tab/><text:tab/> </text:span><text:span text:style-name="T158"><draw:control text:anchor-type="as-char" svg:y="-0.4cm" draw:z-index="19" draw:name="Gebruiker 2" draw:style-name="gr2" draw:text-style-name="P87" svg:width="6.4cm" svg:height="0.6cm" draw:control="control18"><svg:title>Gebruiker</svg:title><svg:desc>Volledige naam, bijv. Jan Stek</svg:desc></draw:control></text:span><text:span text:style-name="T158"><text:s text:c="2"/></text:span><text:span text:style-name="T159">[</text:span><text:span text:style-name="T165">F</text:span><text:span text:style-name="T161">ull </text:span><text:span text:style-name="T162">na</text:span><text:span text:style-name="T163">me</text:span><text:span text:style-name="T162"> possibly </text:span><text:span text:style-name="T166">2</text:span><text:span text:style-name="T199">nd</text:span><text:span text:style-name="T166"> </text:span><text:span text:style-name="T164">user</text:span><text:span text:style-name="T171">]</text:span></text:p>
      <text:p text:style-name="P75"><text:span text:style-name="Definition"><text:span text:style-name="T186">USERN</text:span></text:span><text:span text:style-name="Definition"><text:span text:style-name="T187">a</text:span></text:span><text:span text:style-name="Definition"><text:span text:style-name="T188">me</text:span></text:span><text:span text:style-name="Definition"><text:span text:style-name="T193"><text:tab/><text:tab/><text:tab/> </text:span></text:span><text:span text:style-name="T172"><draw:control text:anchor-type="as-char" svg:y="-0.4cm" draw:z-index="20" draw:name="Gberuikersnaam 1" draw:style-name="gr2" draw:text-style-name="P87" svg:width="6.4cm" svg:height="0.6cm" draw:control="control19"><svg:title>Gebruikersnaam</svg:title><svg:desc>Korte naam, bijv. jan</svg:desc></draw:control></text:span><text:span text:style-name="T172"><text:s text:c="2"/></text:span><text:span text:style-name="T190">[</text:span><text:span text:style-name="T192">U</text:span><text:span text:style-name="T191">ser</text:span><text:span text:style-name="T189"> </text:span><text:span text:style-name="T195">na</text:span><text:span text:style-name="T196">me</text:span><text:span text:style-name="T195"> possibly </text:span><text:span text:style-name="T198">2</text:span><text:span text:style-name="T200">nd</text:span><text:span text:style-name="T198"> </text:span><text:span text:style-name="T197">user</text:span><text:span text:style-name="T194">]</text:span></text:p>
      <text:p text:style-name="P6"><text:span text:style-name="T109">Replace the </text:span><text:span text:style-name="T118">underlined</text:span><text:span text:style-name="T109"> words in this checklist with those in the </text:span><text:span text:style-name="Strong_20_Emphasis"><text:span text:style-name="T25">te</text:span></text:span><text:span text:style-name="Strong_20_Emphasis"><text:span text:style-name="T37">x</text:span></text:span><text:span text:style-name="Strong_20_Emphasis"><text:span text:style-name="T25">t </text:span></text:span><text:span text:style-name="Strong_20_Emphasis"><text:span text:style-name="T37">box</text:span></text:span><text:span text:style-name="T109">.</text:span></text:p>
      <text:p text:style-name="P38"/>
      <text:p text:style-name="P38"/>
      <text:p text:style-name="P5"><text:span text:style-name="T116">New installation?</text:span><text:span text:style-name="T110"><text:tab/></text:span><text:span text:style-name="T114"></text:span><text:span text:style-name="T115"><text:tab/>Start at chapter</text:span><text:span text:style-name="T110"> </text:span><text:span text:style-name="T116"><text:bookmark-ref text:reference-format="page" text:ref-name="__RefNumPara__4009_1271708128">2</text:bookmark-ref></text:span><text:span text:style-name="T110"><text:s text:c="2"/></text:span><text:span text:style-name="T117"><text:bookmark-ref text:reference-format="text" text:ref-name="__RefNumPara__4009_1271708128">Perform installation</text:bookmark-ref></text:span><text:span text:style-name="T113">.</text:span></text:p>
      <text:p text:style-name="P19"/>
      <text:p text:style-name="P19"/>
      <text:list xml:id="list4084787459" text:style-name="L1">
        <text:list-item>
          <text:p text:style-name="P83"><text:bookmark-start text:name="__RefNumPara__4083_1271708128"/>Prepar<text:span text:style-name="T210">e</text:span> installation<text:bookmark-end text:name="__RefNumPara__4083_1271708128"/></text:p>
        </text:list-item>
      </text:list>
      <text:p text:style-name="P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45"><text:span text:style-name="Strong_20_Emphasis"><text:span text:style-name="T46"><draw:control text:anchor-type="as-char" draw:z-index="9" draw:name="Vorm3_0" draw:style-name="gr1" draw:text-style-name="P86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46"><draw:control text:anchor-type="as-char" draw:z-index="14" draw:name="Vorm3_ 1" draw:style-name="gr1" draw:text-style-name="P86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4"><text:span text:style-name="Strong_20_Emphasis"><text:span text:style-name="T23">Log in as </text:span></text:span><text:span text:style-name="Definition"><text:span text:style-name="T11">USER</text:span></text:span><text:span text:style-name="Definition"><text:span text:style-name="T13"><text:note text:id="ftn2" text:note-class="footnote"><text:note-citation>2</text:note-citation><text:note-body><text:p text:style-name="P53"><text:span text:style-name="User_20_Entry"><text:span text:style-name="T67">Login any additional </text:span></text:span><text:span text:style-name="Definition"><text:span text:style-name="T204">USER</text:span></text:span><text:span text:style-name="User_20_Entry"><text:span text:style-name="T72">s</text:span></text:span><text:span text:style-name="User_20_Entry"><text:span text:style-name="T76"> </text:span></text:span><text:span text:style-name="User_20_Entry"><text:span text:style-name="T67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7"><draw:control text:anchor-type="as-char" draw:z-index="2" draw:name="Vorm4" draw:style-name="gr1" draw:text-style-name="P8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7"/></text:span></text:p>
          </table:table-cell>
          <table:table-cell table:style-name="_31_._5f_Installatie_5f_voorbereiden.D3" office:value-type="string">
            <text:p text:style-name="P77"><text:span text:style-name="Strong_20_Emphasis"><text:span text:style-name="T26">Install </text:span></text:span><text:span text:style-name="Strong_20_Emphasis"><text:span text:style-name="T43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26"/></text:span></text:p>
          </table:table-cell>
          <table:table-cell table:style-name="_31_._5f_Installatie_5f_voorbereiden.D4" office:value-type="string">
            <text:p text:style-name="P66"><text:span text:style-name="User_20_Entry"><text:span text:style-name="T84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4" office:value-type="string">
            <text:p text:style-name="P70"><text:span text:style-name="User_20_Entry"><text:span text:style-name="T85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P46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7"><draw:control text:anchor-type="as-char" draw:z-index="3" draw:name="Vorm6" draw:style-name="gr1" draw:text-style-name="P8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7"><draw:control text:anchor-type="as-char" draw:z-index="15" draw:name="Vorm 3" draw:style-name="gr1" draw:text-style-name="P86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2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9" office:value-type="string">
            <text:p text:style-name="P66"><text:span text:style-name="Strong_20_Emphasis"><text:span text:style-name="T2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0" office:value-type="string">
            <text:p text:style-name="P6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1"> </text:span></text:span><text:span text:style-name="Strong_20_Emphasis"><text:span text:style-name="T51">1 <text:s/>Prepar</text:span></text:span><text:span text:style-name="Strong_20_Emphasis"><text:span text:style-name="T52">e</text:span></text:span><text:span text:style-name="Strong_20_Emphasis"><text:span text:style-name="T51"> installatio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6"><text:span text:style-name="Strong_20_Emphasis"><text:span text:style-name="T30">Follow the instructions on the screen.</text:span></text:span></text:p>
          </table:table-cell>
        </table:table-row>
      </table:table>
      <text:p text:style-name="P9"/>
      <text:list xml:id="list120350049912990" text:continue-numbering="true" text:style-name="L1">
        <text:list-item>
          <text:p text:style-name="P84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47"><draw:control text:anchor-type="as-char" draw:z-index="4" draw:name="Vorm9" draw:style-name="gr1" draw:text-style-name="P8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1"><text:span text:style-name="T120">Boot the computer from</text:span><text:span text:style-name="T124"><text:note text:id="ftn4" text:note-class="footnote"><text:note-citation>1</text:note-citation><text:note-body><text:p text:style-name="P74"><text:span text:style-name="T80">Boot menu/Setup via one of the </text:span><text:span text:style-name="T81">f</text:span><text:span text:style-name="T80">requently used keys:</text:span><text:span text:style-name="T205"> </text:span><text:span text:style-name="T211">Esc</text:span><text:span text:style-name="T205">, </text:span><text:span text:style-name="T211">Delete</text:span><text:span text:style-name="T205">, </text:span><text:span text:style-name="T211">F1</text:span><text:span text:style-name="T205">, </text:span><text:span text:style-name="T211">F2</text:span><text:span text:style-name="T205">, </text:span><text:span text:style-name="T211">F9</text:span><text:span text:style-name="T205">, </text:span><text:span text:style-name="T211">F10</text:span><text:span text:style-name="T205">, </text:span><text:span text:style-name="T211">F11</text:span><text:span text:style-name="T205">, </text:span><text:span text:style-name="T208">or </text:span><text:span text:style-name="T211">F12</text:span><text:span text:style-name="T205">.</text:span></text:p></text:note-body></text:note></text:span><text:span text:style-name="T120"> an</text:span><text:span text:style-name="T122"> </text:span><text:span text:style-name="Strong_20_Emphasis"><text:span text:style-name="T104"><text:user-field-get text:name="Distro">Ubuntu</text:user-field-get></text:span></text:span><text:span text:style-name="T123"><text:s/></text:span><text:span text:style-name="T105"><text:user-field-get text:name="Version">22.04</text:user-field-get></text:span><text:span text:style-name="T60"><text:s/></text:span><text:span text:style-name="T62">LTS </text:span><text:span text:style-name="T60"><text:user-field-get text:name="Edition">Server</text:user-field-get></text:span><text:span text:style-name="T60"><text:s/>Live</text:span><text:span text:style-name="T60"><text:note text:id="ftn5" text:note-class="footnote"><text:note-citation>2</text:note-citation><text:note-body><text:p text:style-name="P67"><text:span text:style-name="T16">From a Live USB stick you can boot and work with </text:span><text:span text:style-name="Strong_20_Emphasis"><text:span text:style-name="T125"><text:user-field-get text:name="Distro">Ubuntu</text:user-field-get></text:span></text:span><text:span text:style-name="Strong_20_Emphasis"><text:span text:style-name="T125"><text:s/></text:span></text:span><text:span text:style-name="T16">without modifying any files on the hard drive and also allows installation of </text:span><text:span text:style-name="Strong_20_Emphasis"><text:span text:style-name="T125"><text:user-field-get text:name="Distro">Ubuntu</text:user-field-get></text:span></text:span><text:span text:style-name="Strong_20_Emphasis"><text:span text:style-name="T125">.</text:span></text:span></text:p></text:note-body></text:note></text:span><text:span text:style-name="T120"> USB stick</text:span><text:span text:style-name="T61"><text:note text:id="ftn6" text:note-class="footnote"><text:note-citation>3</text:note-citation><text:note-body><text:p text:style-name="P73"><text:span text:style-name="Strong_20_Emphasis"><text:span text:style-name="T68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01">ubuntu.com</text:span></text:span></text:a><text:span text:style-name="Strong_20_Emphasis"><text:span text:style-name="T69">,</text:span></text:span><text:span text:style-name="Strong_20_Emphasis"><text:span text:style-name="T68"> click </text:span></text:span><text:span text:style-name="Strong_20_Emphasis"><text:span text:style-name="T70">consecutively </text:span></text:span><text:span text:style-name="Strong_20_Emphasis"><text:span text:style-name="T73">Download</text:span></text:span><text:span text:style-name="Strong_20_Emphasis"><text:span text:style-name="T70"> &gt; <text:line-break/></text:span></text:span><text:span text:style-name="Strong_20_Emphasis"><text:span text:style-name="T73">Get </text:span></text:span><text:span text:style-name="Strong_20_Emphasis"><text:span text:style-name="T74"><text:user-field-get text:name="Distro">Ubuntu</text:user-field-get></text:span></text:span><text:span text:style-name="Strong_20_Emphasis"><text:span text:style-name="T74"><text:s/></text:span></text:span><text:span text:style-name="Strong_20_Emphasis"><text:span text:style-name="T74"><text:user-field-get text:name="Edition">Server</text:user-field-get></text:span></text:span><text:span text:style-name="Strong_20_Emphasis"><text:span text:style-name="T71"><text:s/>&gt; </text:span></text:span><text:span text:style-name="Strong_20_Emphasis"><text:span text:style-name="T75">Download </text:span></text:span><text:span text:style-name="Strong_20_Emphasis"><text:span text:style-name="T74"><text:user-field-get text:name="Distro">Ubuntu</text:user-field-get></text:span></text:span><text:span text:style-name="Strong_20_Emphasis"><text:span text:style-name="T74"><text:s/></text:span></text:span><text:span text:style-name="Strong_20_Emphasis"><text:span text:style-name="T74"><text:user-field-get text:name="Edition">Server</text:user-field-get></text:span></text:span><text:span text:style-name="Strong_20_Emphasis"><text:span text:style-name="T71"><text:s/></text:span></text:span><text:span text:style-name="Strong_20_Emphasis"><text:span text:style-name="T74"><text:user-field-get text:name="Version">22.04</text:user-field-get></text:span></text:span><text:span text:style-name="Strong_20_Emphasis"><text:span text:style-name="T74">...</text:span></text:span></text:p><text:p text:style-name="P72"><text:span text:style-name="Strong_20_Emphasis"><text:span text:style-name="T68"><text:tab/></text:span></text:span><text:span text:style-name="Strong_20_Emphasis"><text:span text:style-name="T79">The next steps are described in </text:span></text:span><text:span text:style-name="Strong_20_Emphasis"><text:span text:style-name="T77">Linux informati</text:span></text:span><text:span text:style-name="Strong_20_Emphasis"><text:span text:style-name="T78">on</text:span></text:span><text:span text:style-name="Strong_20_Emphasis"><text:span text:style-name="T79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2">karelzimmer.nl</text:span></text:span></text:a><text:span text:style-name="Strong_20_Emphasis"><text:span text:style-name="T79">, under </text:span></text:span><text:span text:style-name="Strong_20_Emphasis"><text:span text:style-name="T77">Linux</text:span></text:span><text:span text:style-name="Strong_20_Emphasis"><text:span text:style-name="T79">.</text:span></text:span></text:p></text:note-body></text:note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2" office:value-type="string">
            <text:p text:style-name="P1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48"> </text:span></text:span><text:span text:style-name="Strong_20_Emphasis"><text:span text:style-name="T54">Try or I</text:span></text:span><text:span text:style-name="Strong_20_Emphasis"><text:span text:style-name="T55">n</text:span></text:span><text:span text:style-name="Strong_20_Emphasis"><text:span text:style-name="T56">stall Ubuntu </text:span></text:span><text:span text:style-name="Strong_20_Emphasis"><text:span text:style-name="T57">Server</text:span>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><text:span text:style-name="Strong_20_Emphasis"><text:span text:style-name="T64"/></text:span></text:p>
          </table:table-cell>
          <table:table-cell table:style-name="_32_._5f_Installatie_5f_uitvoeren.C4" office:value-type="string">
            <text:p text:style-name="P46"><text:span text:style-name="Strong_20_Emphasis"><text:span text:style-name="T87">Follow the instructions on the </text:span></text:span><text:span text:style-name="Strong_20_Emphasis"><text:span text:style-name="T88">installation </text:span></text:span><text:span text:style-name="Strong_20_Emphasis"><text:span text:style-name="T87">screens.</text:span>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26"><draw:control text:anchor-type="as-char" draw:z-index="11" draw:name="Vorm 1" draw:style-name="gr1" draw:text-style-name="P86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4"><text:span text:style-name="T136">At</text:span><text:span text:style-name="T135"> </text:span><text:span text:style-name="Strong_20_Emphasis"><text:span text:style-name="T139">Profile setup</text:span></text:span><text:span text:style-name="Strong_20_Emphasis"><text:span text:style-name="T133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7" office:value-type="string">
            <text:p text:style-name="P15"><text:span text:style-name="T144">Enter</text:span><text:span text:style-name="T140"> </text:span><text:span text:style-name="Strong_20_Emphasis"><text:span text:style-name="T139">Your</text:span></text:span><text:span text:style-name="Strong_20_Emphasis"><text:span text:style-name="T141"> n</text:span></text:span><text:span text:style-name="Strong_20_Emphasis"><text:span text:style-name="T142">a</text:span></text:span><text:span text:style-name="Strong_20_Emphasis"><text:span text:style-name="T139">me</text:span></text:span><text:span text:style-name="Strong_20_Emphasis"><text:span text:style-name="T146"> </text:span></text:span><text:span text:style-name="Definition"><text:span text:style-name="T4">user</text:span></text:span><text:span text:style-name="Strong_20_Emphasis"><text:span text:style-name="T147">, <text:line-break/></text:span></text:span><text:span text:style-name="Strong_20_Emphasis"><text:span text:style-name="T139">Your server</text:span></text:span><text:span text:style-name="Strong_20_Emphasis"><text:span text:style-name="T149">'</text:span></text:span><text:span text:style-name="Strong_20_Emphasis"><text:span text:style-name="T150">s name</text:span></text:span><text:span text:style-name="Definition"><text:span text:style-name="T15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46">,<text:line-break/></text:span></text:span><text:span text:style-name="Strong_20_Emphasis"><text:span text:style-name="T143">Pick a username</text:span></text:span><text:span text:style-name="Strong_20_Emphasis"><text:span text:style-name="T146"> </text:span></text:span><text:span text:style-name="Definition"><text:span text:style-name="T4">username</text:span></text:span><text:span text:style-name="Strong_20_Emphasis"><text:span text:style-name="T146">, </text:span></text:span><text:span text:style-name="Strong_20_Emphasis"><text:span text:style-name="T148">and</text:span></text:span><text:span text:style-name="Strong_20_Emphasis"><text:span text:style-name="T146"><text:line-break/></text:span></text:span><text:span text:style-name="Strong_20_Emphasis"><text:span text:style-name="T134">enter a </text:span></text:span><text:span text:style-name="Strong_20_Emphasis"><text:span text:style-name="T137">password</text:span></text:span><text:span text:style-name="Strong_20_Emphasis"><text:span text:style-name="T134"> twice</text:span></text:span><text:span text:style-name="Strong_20_Emphasis"><text:span text:style-name="T145">.</text:span></text:span></text:p>
          </table:table-cell>
        </table:table-row>
      </table:table>
      <text:p text:style-name="P39"><text:span text:style-name="Strong_20_Emphasis"><text:span text:style-name="T49"/></text:span></text:p>
      <text:list xml:id="list120349866943404" text:continue-numbering="true" text:style-name="L1">
        <text:list-item>
          <text:p text:style-name="P82"><text:span text:style-name="Strong_20_Emphasis"><text:span text:style-name="T59">Finish installation</text:span></text:span></text:p>
        </text:list-item>
      </text:list>
      <text:p text:style-name="P40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7"><draw:control text:anchor-type="as-char" draw:z-index="5" draw:name="Vorm24" draw:style-name="gr1" draw:text-style-name="P8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21">Log in as </text:span></text:span><text:span text:style-name="Definition"><text:span text:style-name="T12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3"><text:span text:style-name="Strong_20_Emphasis"><text:span text:style-name="T50"/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><text:span text:style-name="Strong_20_Emphasis"><text:span text:style-name="T66"><draw:control text:anchor-type="as-char" draw:z-index="21" draw:name="Vorm4_ 1" draw:style-name="gr1" draw:text-style-name="P86" svg:width="0.35cm" svg:height="0.35cm" draw:control="control20"/></text:span></text:span></text:p>
          </table:table-cell>
          <table:table-cell table:style-name="_33_._5f_Installatie_5f_afronden.C2" office:value-type="string">
            <text:p text:style-name="P37"><text:span text:style-name="Strong_20_Emphasis"><text:span text:style-name="T92">Add any additional </text:span></text:span><text:span text:style-name="Strong_20_Emphasis"><text:span text:style-name="T94">user</text:span></text:span><text:span text:style-name="Strong_20_Emphasis"><text:span text:style-name="T92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6">sudo useradd --create-home --comm<text:span text:style-name="T213">e</text:span>n<text:span text:style-name="T213">t</text:span> <text:span text:style-name="T131">'</text:span><text:span text:style-name="T132">user</text:span><text:span text:style-name="T131">' [--groups adm,sudo] </text:span><text:span text:style-name="T132">username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6">sudo passwd <text:span text:style-name="T212">username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3"><text:span text:style-name="Strong_20_Emphasis"><text:span text:style-name="T66"><draw:control text:anchor-type="as-char" draw:z-index="22" draw:name="Vorm4_ 2" draw:style-name="gr1" draw:text-style-name="P86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79"><text:span text:style-name="Strong_20_Emphasis"><text:span text:style-name="T26">Install </text:span></text:span><text:span text:style-name="Strong_20_Emphasis"><text:span text:style-name="T45">updates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80"><text:span text:style-name="User_20_Entry"><text:span text:style-name="T86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80"><text:span text:style-name="User_20_Entry"><text:span text:style-name="T86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51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7"><draw:control text:anchor-type="as-char" draw:z-index="7" draw:name="Vorm4_1" draw:style-name="gr1" draw:text-style-name="P86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7"><text:span text:style-name="Strong_20_Emphasis"><text:span text:style-name="T26">Install </text:span></text:span><text:span text:style-name="Strong_20_Emphasis"><text:span text:style-name="T44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26"/></text:span></text:p>
          </table:table-cell>
          <table:table-cell table:style-name="_33_._5f_Installatie_5f_afronden.C13" office:value-type="string">
            <text:p text:style-name="P66"><text:span text:style-name="User_20_Entry"><text:span text:style-name="T84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3" office:value-type="string">
            <text:p text:style-name="P70"><text:span text:style-name="User_20_Entry"><text:span text:style-name="T85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5" office:value-type="string">
            <text:p text:style-name="P47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6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7"><draw:control text:anchor-type="as-char" draw:z-index="6" draw:name="Vorm37" draw:style-name="gr1" draw:text-style-name="P86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55"><text:span text:style-name="Strong_20_Emphasis"><text:span text:style-name="T3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8" office:value-type="string">
            <text:p text:style-name="P66"><text:span text:style-name="Strong_20_Emphasis"><text:span text:style-name="T2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26"/></text:span></text:p>
          </table:table-cell>
          <table:table-cell table:style-name="_33_._5f_Installatie_5f_afronden.C19" office:value-type="string">
            <text:p text:style-name="P69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8">3</text:span></text:span><text:span text:style-name="Strong_20_Emphasis"><text:span text:style-name="T89"> <text:s/></text:span></text:span><text:span text:style-name="Strong_20_Emphasis"><text:span text:style-name="T90">Finish installatio</text:span></text:span><text:span text:style-name="Strong_20_Emphasis"><text:span text:style-name="T91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20" office:value-type="string">
            <text:p text:style-name="P48"><text:span text:style-name="Strong_20_Emphasis"><text:span text:style-name="T30">Follow the instructions on the screen.</text:span></text:span></text:p>
          </table:table-cell>
        </table:table-row>
      </table:table>
      <text:p text:style-name="P40"><text:span text:style-name="Strong_20_Emphasis"><text:span text:style-name="T21"><text:tab/></text:span></text:span></text:p>
      <text:p text:style-name="P41"><text:span text:style-name="Strong_20_Emphasis"><text:span text:style-name="T33"/></text:span></text:p>
      <text:p text:style-name="P42"><text:span text:style-name="Strong_20_Emphasis"><text:span text:style-name="T30"/></text:span></text:p>
      <text:list xml:id="list120349363313539" text:continue-numbering="true" text:style-name="L1">
        <text:list-item>
          <text:p text:style-name="P85"><text:span text:style-name="Strong_20_Emphasis"><text:span text:style-name="T14">P</text:span></text:span><text:span text:style-name="Strong_20_Emphasis"><text:span text:style-name="T138">rovision user</text:span>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47"><draw:control text:anchor-type="as-char" draw:z-index="8" draw:name="Vorm40_0" draw:style-name="gr1" draw:text-style-name="P86" svg:width="0.35cm" svg:height="0.35cm" draw:control="control7"/></text:span></text:span></text:p>
          </table:table-cell>
          <table:table-cell table:style-name="Tabel2.A1" office:value-type="string">
            <text:p text:style-name="P64"><text:span text:style-name="Strong_20_Emphasis"><text:span text:style-name="T47"><draw:control text:anchor-type="as-char" draw:z-index="12" draw:name="Vorm40_ 1" draw:style-name="gr1" draw:text-style-name="P86" svg:width="0.35cm" svg:height="0.35cm" draw:control="control11"/></text:span></text:span></text:p>
          </table:table-cell>
          <table:table-cell table:style-name="Tabel2.D1" office:value-type="string">
            <text:p text:style-name="P16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2">USER</text:span></text:span><text:span text:style-name="Strong_20_Emphasis"><text:span text:style-name="T35"><text:note text:id="ftn8" text:note-class="footnote"><text:note-citation>1</text:note-citation><text:note-body><text:p text:style-name="P54"><text:span text:style-name="User_20_Entry"><text:span text:style-name="T83">Login any additional </text:span></text:span><text:span text:style-name="Definition"><text:span text:style-name="T203">USER</text:span></text:span><text:span text:style-name="User_20_Entry"><text:span text:style-name="T82">s </text:span></text:span><text:span text:style-name="User_20_Entry"><text:span text:style-name="T83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47"><draw:control text:anchor-type="as-char" draw:z-index="10" draw:name="Vorm40_2" draw:style-name="gr1" draw:text-style-name="P86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47"><draw:control text:anchor-type="as-char" draw:z-index="13" draw:name="Vorm40_ 2" draw:style-name="gr1" draw:text-style-name="P86" svg:width="0.35cm" svg:height="0.35cm" draw:control="control12"/></text:span></text:span></text:p>
          </table:table-cell>
          <table:table-cell table:style-name="Tabel2.D3" office:value-type="string">
            <text:p text:style-name="P17"><text:span text:style-name="Strong_20_Emphasis"><text:span text:style-name="T36">Set up the </text:span></text:span><text:span text:style-name="Strong_20_Emphasis"><text:span text:style-name="T39">user</text:span></text:span><text:span text:style-name="Strong_20_Emphasis"><text:span text:style-name="T36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4" office:value-type="string">
            <text:p text:style-name="P66"><text:span text:style-name="Strong_20_Emphasis"><text:span text:style-name="T28">Type 'kz menu'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1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8">4 <text:s/></text:span></text:span><text:span text:style-name="Strong_20_Emphasis"><text:span text:style-name="T53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9"><text:span text:style-name="Strong_20_Emphasis"><text:span text:style-name="T30">Follow the instructions on the screen.</text:span></text:span></text:p>
          </table:table-cell>
        </table:table-row>
      </table:table>
      <text:p text:style-name="P24"/>
      <text:p text:style-name="P25"/>
      <text:p text:style-name="P34"><text:span text:style-name="T129">End of checklist,</text:span><text:span text:style-name="T130"> </text:span><text:span text:style-name="Strong_20_Emphasis"><text:span text:style-name="T102"><text:user-field-get text:name="Distro">Ubuntu</text:user-field-get></text:span></text:span><text:span text:style-name="T128"><text:s/></text:span><text:span text:style-name="T126"><text:user-field-get text:name="Version">22.04</text:user-field-get></text:span><text:span text:style-name="T126"><text:s/></text:span><text:span text:style-name="T127">LTS</text:span><text:span text:style-name="Strong_20_Emphasis"><text:span text:style-name="T103"> </text:span></text:span><text:span text:style-name="Strong_20_Emphasis"><text:span text:style-name="T63"><text:user-field-get text:name="Edition">Server</text:user-field-get></text:span></text:span><text:span text:style-name="Strong_20_Emphasis"><text:span text:style-name="T63"><text:s/></text:span></text:span><text:span text:style-name="T129">installation is complete.</text:span></text:p>
      <text:p text:style-name="P12"/>
      <text:p text:style-name="P7"><text:span text:style-name="Emphasis"><text:span text:style-name="T153">Written</text:span></text:span><text:span text:style-name="Emphasis"><text:span text:style-name="T151"> </text:span></text:span><text:span text:style-name="Emphasis"><text:span text:style-name="T153">by</text:span></text:span><text:span text:style-name="Emphasis"><text:span text:style-name="T15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2">Karel Zimmer</text:span></text:span></text:a><text:span text:style-name="Emphasis"><text:span text:style-name="T151">, </text:span></text:span><text:a xlink:type="simple" xlink:href="https://creativecommons.org/publicdomain/zero/1.0" text:style-name="Internet_20_link" text:visited-style-name="Visited_20_Internet_20_Link"><text:span text:style-name="Emphasis"><text:span text:style-name="T155">CC0 1.0</text:span></text:span></text:a><text:span text:style-name="Emphasis"><text:span text:style-name="T154"> </text:span></text:span><text:span text:style-name="Emphasis"><text:span text:style-name="T156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2E7CCD034C8CB872.png" xlink:type="simple" xlink:show="embed" xlink:actuate="onLoad" draw:mime-type="image/png"/></draw:frame></draw:a></text:span></text:span><text:span text:style-name="Emphasis"><text:span text:style-name="T224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1313D6662E86ECF5.png" xlink:type="simple" xlink:show="embed" xlink:actuate="onLoad" draw:mime-type="image/png"/></draw:frame></draw:a></text:span></text:span><text:span text:style-name="Emphasis"><text:span text:style-name="T22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3-28T12:03:49.032524186">28/03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8T12:03:48.896035405</dc:date>
    <meta:keyword>Installatie</meta:keyword>
    <meta:keyword>Checklist</meta:keyword>
    <meta:keyword>Linux</meta:keyword>
    <meta:editing-cycles>6861</meta:editing-cycles>
    <meta:editing-duration>P11DT23H44M56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78" meta:word-count="460" meta:character-count="2915" meta:non-whitespace-character-count="2481"/>
    <meta:user-defined meta:name="Info 1"/>
    <meta:user-defined meta:name="Info 2"/>
    <meta:user-defined meta:name="Info 3"/>
    <meta:user-defined meta:name="Info 4"/>
  </office:meta>
</office:document-meta>
</file>